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Georgia" svg:font-family="Georgia, 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variant="normal" fo:text-transform="none" fo:color="#000000" style:text-line-through-style="none" style:font-name="Georgia" fo:font-size="9.7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000000" fo:letter-spacing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85074029" text:style-name="L1">
        <text:list-item>
          <text:p text:style-name="P1">Clientes potenciales interfaz</text:p>
        </text:list-item>
        <text:list-item>
          <text:p text:style-name="P1">Palabras claves <text:s/></text:p>
        </text:list-item>
      </text:list>
      <text:p text:style-name="Standard"/>
      <text:p text:style-name="Standard">IMG completar campo ALT google lo usa en su busqueda</text:p>
      <text:p text:style-name="Standard">META NAME para la descripcion del objeto <text:s/>google lo usa como descripcion</text:p>
      <text:p text:style-name="Standard">URL evitar penalizacion de google EVITAR GUION BAJO</text:p>
      <text:p text:style-name="Standard">Jerarquia de Titulos H1 ... Hn B I</text:p>
      <text:p text:style-name="Standard"/>
      <text:p text:style-name="Standard"/>
      <text:p text:style-name="Standard">1, Analisis de la densidad de palabras claves </text:p>
      <text:p text:style-name="Standard"><text:a xlink:type="simple" xlink:href="http://www.google.com/search?q=keyword%20density%20analyzer"><text:span text:style-name="T1">http://www.google.com/search?q=keyword+density+analyzer</text:span></text:a><text:span text:style-name="T2">  <text:s text:c="2"/>5-20% ESTIMACION</text:span></text:p>
      <text:p text:style-name="Standard"><text:span text:style-name="T2">es estimacion porque google maneja algoritmos muy complejos los cuales no resultan ser publicos</text:span></text:p>
      <text:p text:style-name="Standard"><text:span text:style-name="T2"/></text:p>
      <text:p text:style-name="Standard"><text:span text:style-name="T2"/></text:p>
      <text:p text:style-name="Standard"><text:span text:style-name="T2">2, Conseguir en laces (Paralabras claves en los URL)</text:span></text:p>
      <text:p text:style-name="Standard"/>
      <text:list xml:id="list1582633095" text:continue-numbering="true" text:style-name="L1">
        <text:list-item>
          <text:p text:style-name="P1">bloqueo de estrellas LIS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Georgia" svg:font-family="Georgia, 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2-07T08:01:37</meta:creation-date>
    <dc:date>2014-12-07T15:47:39</dc:date>
    <dc:creator>Linda </dc:creator>
    <meta:editing-duration>PT3H28M2S</meta:editing-duration>
    <meta:editing-cycles>1</meta:editing-cycles>
    <meta:document-statistic meta:table-count="0" meta:image-count="0" meta:object-count="0" meta:page-count="1" meta:paragraph-count="11" meta:word-count="84" meta:character-count="552" meta:non-whitespace-character-count="475"/>
    <meta:generator>LibreOffice/3.5$Linux_X86_64 LibreOffice_project/350m1$Build-2</meta:generator>
  </office:meta>
</office:document-meta>
</file>